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fill="solid" draw:fill-color="#cccccc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7cm" svg:stroke-color="#00008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4" style:family="graphic" style:parent-style-name="standard" style:list-style-name="L1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standard">
      <style:graphic-properties svg:stroke-width="0.07cm" svg:stroke-color="#ff0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6" style:family="graphic" style:parent-style-name="standard" style:list-style-name="L1">
      <style:graphic-properties svg:stroke-width="0.07cm" svg:stroke-color="#ff0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7" style:family="graphic" style:parent-style-name="standard">
      <style:graphic-properties svg:stroke-width="0.07cm" svg:stroke-color="#5e11a6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 style:list-style-name="L1">
      <style:graphic-properties svg:stroke-width="0.07cm" svg:stroke-color="#5e11a6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6cm" draw:marker-start-width="0.29cm" draw:marker-end-width="0.29cm" draw:fill="solid" draw:fill-color="#cccccc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 style:list-style-name="L1">
      <style:graphic-properties svg:stroke-width="0.07cm" svg:stroke-color="#5e11a6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2" style:family="graphic" style:parent-style-name="standard" style:list-style-name="L1">
      <style:graphic-properties svg:stroke-width="0.07cm" svg:stroke-color="#5e11a6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3" style:family="graphic" style:parent-style-name="standard" style:list-style-name="L1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4" style:family="graphic" style:parent-style-name="standard" style:list-style-name="L1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 style:list-style-name="L1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6" style:family="graphic" style:parent-style-name="standard" style:list-style-name="L1">
      <style:graphic-properties svg:stroke-width="0.07cm" svg:stroke-color="#008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7" style:family="graphic" style:parent-style-name="standard" style:list-style-name="L1">
      <style:graphic-properties svg:stroke-width="0.07cm" svg:stroke-color="#ff0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8" style:family="graphic" style:parent-style-name="standard" style:list-style-name="L1">
      <style:graphic-properties svg:stroke-width="0.07cm" svg:stroke-color="#ff0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gr19" style:family="graphic" style:parent-style-name="standard" style:list-style-name="L1">
      <style:graphic-properties svg:stroke-width="0.07cm" svg:stroke-color="#ff0000" draw:marker-start-width="0.305cm" draw:marker-end-width="0.305cm" draw:fill="solid" draw:fill-color="#e6e6e6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26pt" style:font-size-asian="26pt" style:font-size-complex="26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family="arial" style:font-family-generic="swiss" fo:font-size="24pt" style:font-size-asian="24pt" style:font-size-complex="24pt"/>
    </style:style>
    <style:style style:name="P5" style:family="paragraph">
      <style:paragraph-properties fo:text-align="center"/>
      <style:text-properties fo:font-family="arial" style:font-family-generic="swiss" fo:font-size="24pt" fo:font-weight="bold" style:letter-kerning="true" style:font-size-asian="24pt" style:font-weight-asian="bold" style:font-family-complex="'Lohit Hindi'" style:font-family-generic-complex="system" style:font-pitch-complex="variable" style:font-size-complex="24pt" style:font-weight-complex="bold"/>
    </style:style>
    <style:style style:name="P6" style:family="paragraph">
      <style:paragraph-properties fo:text-align="center"/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arial" style:font-family-generic="swiss" fo:font-size="20pt" style:font-size-asian="20pt" style:font-size-complex="20pt"/>
    </style:style>
    <style:style style:name="P8" style:family="paragraph">
      <style:paragraph-properties fo:text-align="center"/>
      <style:text-properties fo:color="#000000" fo:font-family="arial" style:font-family-generic="swiss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color="#000000" fo:font-family="arial" style:font-family-generic="swiss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color="#800000" fo:font-family="arial" style:font-family-generic="swiss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arial" style:font-family-generic="swiss" fo:font-size="24pt" fo:font-weight="bold" style:letter-kerning="true" style:font-size-asian="24pt" style:font-weight-asian="bold" style:font-family-complex="'Lohit Hindi'" style:font-family-generic-complex="system" style:font-pitch-complex="variable" style:font-size-complex="24pt" style:font-weight-complex="bold"/>
    </style:style>
    <style:style style:name="T4" style:family="text"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family="arial" style:font-family-generic="swiss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swiss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800000" fo:font-family="arial" style:font-family-generic="swiss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Monospace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30cm" svg:height="23cm" svg:x="-0.3cm" svg:y="-10.3cm">
          <text:p/>
        </draw:rect>
        <draw:custom-shape draw:style-name="gr2" draw:text-style-name="P1" draw:layer="layout" svg:width="5.5cm" svg:height="4cm" svg:x="4cm" svg:y="-6.1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4cm" svg:y="-6.1cm">
          <text:p text:style-name="P1"><text:span text:style-name="T2">0,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4cm" svg:x="9.5cm" svg:y="-6.1cm">
          <text:p text:style-name="P1"><text:span text:style-name="T3">0,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4cm" svg:x="15cm" svg:y="-6.1cm">
          <text:p text:style-name="P1"><text:span text:style-name="T3">0,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4cm" svg:x="20.5cm" svg:y="-6.1cm">
          <text:p text:style-name="P1"><text:span text:style-name="T3">0,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4cm" svg:x="4cm" svg:y="-1.9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4cm" svg:x="4cm" svg:y="-1.9cm">
          <text:p text:style-name="P1"><text:span text:style-name="T3">1,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4cm" svg:x="9.5cm" svg:y="-1.9cm">
          <text:p text:style-name="P1"><text:span text:style-name="T3">1,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4cm" svg:x="15cm" svg:y="-1.9cm">
          <text:p text:style-name="P1"><text:span text:style-name="T3">1,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4cm" svg:x="20.5cm" svg:y="-1.9cm">
          <text:p text:style-name="P1"><text:span text:style-name="T3">1,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4cm" svg:x="4cm" svg:y="2.3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4cm" svg:x="4cm" svg:y="2.3cm">
          <text:p text:style-name="P1"><text:span text:style-name="T4">2,0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cm" svg:height="4cm" svg:x="9.5cm" svg:y="2.3cm">
          <text:p text:style-name="P1"><text:span text:style-name="T3">2,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4cm" svg:x="15cm" svg:y="2.3cm">
          <text:p text:style-name="P1"><text:span text:style-name="T3">2,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4cm" svg:x="20.5cm" svg:y="2.3cm">
          <text:p text:style-name="P1"><text:span text:style-name="T3">2,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4cm" svg:x="4cm" svg:y="6.5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5cm" svg:height="4cm" svg:x="4cm" svg:y="6.5cm">
          <text:p text:style-name="P1"><text:span text:style-name="T4">3,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5cm" svg:height="4cm" svg:x="9.5cm" svg:y="6.5cm">
          <text:p text:style-name="P1"><text:span text:style-name="T3">3,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cm" svg:height="4cm" svg:x="15cm" svg:y="6.5cm">
          <text:p text:style-name="P1"><text:span text:style-name="T4">3,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5cm" svg:height="4cm" svg:x="20.5cm" svg:y="6.5cm">
          <text:p text:style-name="P1"><text:span text:style-name="T3">3,3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014cm" svg:height="1.276cm" svg:x="1.833cm" svg:y="-4.8cm">
          <draw:text-box>
            <text:p text:style-name="P1"><text:span text:style-name="T5">0</text:span></text:p>
          </draw:text-box>
        </draw:frame>
        <draw:frame draw:style-name="gr9" draw:text-style-name="P8" draw:layer="layout" svg:width="1.014cm" svg:height="1.276cm" svg:x="1.833cm" svg:y="-0.6cm">
          <draw:text-box>
            <text:p text:style-name="P1"><text:span text:style-name="T5">1</text:span></text:p>
          </draw:text-box>
        </draw:frame>
        <draw:frame draw:style-name="gr9" draw:text-style-name="P8" draw:layer="layout" svg:width="1.014cm" svg:height="1.276cm" svg:x="1.833cm" svg:y="3.6cm">
          <draw:text-box>
            <text:p text:style-name="P1"><text:span text:style-name="T5">2</text:span></text:p>
          </draw:text-box>
        </draw:frame>
        <draw:frame draw:style-name="gr9" draw:text-style-name="P8" draw:layer="layout" svg:width="1.014cm" svg:height="1.276cm" svg:x="1.833cm" svg:y="7.8cm">
          <draw:text-box>
            <text:p text:style-name="P1"><text:span text:style-name="T5">3</text:span></text:p>
          </draw:text-box>
        </draw:frame>
        <draw:frame draw:style-name="gr9" draw:text-style-name="P9" draw:layer="layout" svg:width="7.131cm" svg:height="1.673cm" svg:x="11.337cm" svg:y="10.9cm">
          <draw:text-box>
            <text:p text:style-name="P1"><text:span text:style-name="T6">Grid (4 x 4)</text:span></text:p>
          </draw:text-box>
        </draw:frame>
        <draw:frame draw:style-name="gr9" draw:text-style-name="P10" draw:layer="layout" svg:width="4.951cm" svg:height="1.276cm" svg:x="12.534cm" svg:y="-9.9cm">
          <draw:text-box>
            <text:p text:style-name="P1"><text:span text:style-name="T7">THREADS</text:span></text:p>
          </draw:text-box>
        </draw:frame>
        <draw:frame draw:style-name="gr9" draw:text-style-name="P10" draw:layer="layout" svg:width="1.217cm" svg:height="6.401cm" svg:x="0.135cm" svg:y="-1.1cm">
          <draw:text-box>
            <text:p text:style-name="P1"><text:span text:style-name="T7">B</text:span></text:p>
            <text:p text:style-name="P1"><text:span text:style-name="T7">L</text:span></text:p>
            <text:p text:style-name="P1"><text:span text:style-name="T7">O</text:span></text:p>
            <text:p text:style-name="P1"><text:span text:style-name="T7">C</text:span></text:p>
            <text:p text:style-name="P1"><text:span text:style-name="T7">O</text:span></text:p>
            <text:p text:style-name="P1"><text:span text:style-name="T7">S</text:span></text:p>
          </draw:text-box>
        </draw:frame>
        <draw:frame draw:style-name="gr9" draw:text-style-name="P8" draw:layer="layout" svg:width="1.014cm" svg:height="1.276cm" svg:x="6.233cm" svg:y="-8.2cm">
          <draw:text-box>
            <text:p text:style-name="P1"><text:span text:style-name="T5">0</text:span></text:p>
          </draw:text-box>
        </draw:frame>
        <draw:frame draw:style-name="gr9" draw:text-style-name="P8" draw:layer="layout" svg:width="1.014cm" svg:height="1.276cm" svg:x="11.833cm" svg:y="-8.2cm">
          <draw:text-box>
            <text:p text:style-name="P1"><text:span text:style-name="T5">1</text:span></text:p>
          </draw:text-box>
        </draw:frame>
        <draw:frame draw:style-name="gr9" draw:text-style-name="P8" draw:layer="layout" svg:width="1.014cm" svg:height="1.276cm" svg:x="17.433cm" svg:y="-8.2cm">
          <draw:text-box>
            <text:p text:style-name="P1"><text:span text:style-name="T5">2</text:span></text:p>
          </draw:text-box>
        </draw:frame>
        <draw:frame draw:style-name="gr9" draw:text-style-name="P8" draw:layer="layout" svg:width="1.014cm" svg:height="1.276cm" svg:x="22.733cm" svg:y="-8.2cm">
          <draw:text-box>
            <text:p text:style-name="P1"><text:span text:style-name="T5">3</text:span></text:p>
          </draw:text-box>
        </draw:frame>
        <draw:rect draw:style-name="gr10" draw:text-style-name="P1" draw:layer="layout" svg:width="67.3cm" svg:height="6.6cm" svg:x="-18.8cm" svg:y="13.4cm">
          <text:p text:style-name="P1"/>
          <text:p text:style-name="P1"/>
          <text:p text:style-name="P1"/>
          <text:p text:style-name="P1"/>
          <text:p text:style-name="P1"/>
          <text:p text:style-name="P1"><text:span text:style-name="T8">tid = (BlockIdx.x * blockDim.x) + threadIdx.x</text:span></text:p>
        </draw:rect>
        <draw:custom-shape draw:style-name="gr7" draw:text-style-name="P6" draw:layer="layout" svg:width="4.085cm" svg:height="2.97cm" svg:x="31.527cm" svg:y="14.226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085cm" svg:height="2.97cm" svg:x="35.612cm" svg:y="14.22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85cm" svg:height="2.97cm" svg:x="39.697cm" svg:y="14.226cm">
          <text:p text:style-name="P1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085cm" svg:height="2.97cm" svg:x="43.782cm" svg:y="14.22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cm" svg:height="2.974cm" svg:x="-18.077cm" svg:y="14.226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85cm" svg:height="2.97cm" svg:x="-18.077cm" svg:y="14.22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84cm" svg:height="2.97cm" svg:x="-13.992cm" svg:y="14.22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83cm" svg:height="2.97cm" svg:x="-9.908cm" svg:y="14.22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85cm" svg:height="2.97cm" svg:x="-5.825cm" svg:y="14.22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9cm" svg:height="2.974cm" svg:x="-1.577cm" svg:y="14.226cm">
          <text:p text:style-name="P1">Bloco 1</text:p>
          <text:p text:style-name="P1"/>
          <text:p text:style-name="P1"/>
          <text:p text:style-name="P1"><text:span text:style-name="T1">BlockIdx.x = 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085cm" svg:height="2.97cm" svg:x="-1.598cm" svg:y="14.22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083cm" svg:height="2.97cm" svg:x="2.487cm" svg:y="14.22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084cm" svg:height="2.97cm" svg:x="6.57cm" svg:y="14.22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085cm" svg:height="2.97cm" svg:x="10.654cm" svg:y="14.22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8cm" svg:height="2.97cm" svg:x="14.906cm" svg:y="14.22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084cm" svg:height="2.97cm" svg:x="19.127cm" svg:y="14.22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082cm" svg:height="2.97cm" svg:x="23.211cm" svg:y="14.22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084cm" svg:height="2.97cm" svg:x="27.293cm" svg:y="14.22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gerio </meta:initial-creator>
    <meta:creation-date>2011-07-19T23:15:46</meta:creation-date>
    <dc:date>2011-08-15T16:10:20</dc:date>
    <dc:creator>rogerio </dc:creator>
    <meta:editing-duration>PT1H16M52S</meta:editing-duration>
    <meta:editing-cycles>10</meta:editing-cycles>
    <meta:generator>BrOffice/3.3$Linux LibreOffice_project/330m19$Build-301</meta:generator>
    <meta:document-statistic meta:object-count="51"/>
  </office:meta>
</office:document-meta>
</file>